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1.659cm" svg:height="0.39cm" svg:x="0.005cm" svg:y="0cm" svg:viewBox="0 0 1660 391" svg:d="m537 0c488 0 927 0 1025 0s98 0 98 97 0 98 0 196 0 98-98 98-440 0-928 0-439 0-537 0-97 0-97-98 0-98 0-196 0-97 97-97-49 0 440 0z">
            <text:p/>
          </draw:path>
          <draw:path draw:style-name="gr2" draw:layer="layout" svg:width="1.659cm" svg:height="0.39cm" svg:x="0.005cm" svg:y="0cm" svg:viewBox="0 0 1660 391" svg:d="m537 0c488 0 927 0 1025 0s98 0 98 97 0 98 0 196 0 98-98 98-440 0-928 0-439 0-537 0-97 0-97-98 0-98 0-196 0-97 97-97-49 0 440 0">
            <text:p/>
          </draw:path>
          <draw:path draw:style-name="gr1" draw:layer="layout" svg:width="1.677cm" svg:height="1.024cm" svg:x="0cm" svg:y="0.439cm" svg:viewBox="0 0 1678 1025" svg:d="m741 0c491 0 736 0 785 0s246 1025 98 1025 0 0-147 0c-49-147 0-879-294-879s-442 0-540 0 245 0-148 0c-294 0-245 732-294 879-147 0 0 0-147 0s49-1025 98-1025c245 0 98 0 589 0z">
            <text:p/>
          </draw:path>
          <draw:path draw:style-name="gr2" draw:layer="layout" svg:width="1.677cm" svg:height="1.024cm" svg:x="0cm" svg:y="0.439cm" svg:viewBox="0 0 1678 1025" svg:d="m741 0c491 0 736 0 785 0s246 1025 98 1025 0 0-147 0c-49-147 0-879-294-879s-442 0-540 0 245 0-148 0c-294 0-245 732-294 879-147 0 0 0-147 0s49-1025 98-1025c245 0 98 0 589 0">
            <text:p/>
          </draw:path>
          <draw:path draw:style-name="gr1" draw:layer="layout" svg:width="1.073cm" svg:height="1.317cm" svg:x="0.297cm" svg:y="0.683cm" svg:viewBox="0 0 1074 1318" svg:d="m292 0c245 0 245 0 489 0s293 439 293 634-98 342-147 439-146 196-293 245c-146 0 49 0-195 0-98-49-195-98-293-245s-146-244-146-439 48-634 292-634z">
            <text:p/>
          </draw:path>
          <draw:path draw:style-name="gr2" draw:layer="layout" svg:width="1.073cm" svg:height="1.317cm" svg:x="0.297cm" svg:y="0.683cm" svg:viewBox="0 0 1074 1318" svg:d="m292 0c245 0 245 0 489 0s293 439 293 634-98 342-147 439-146 196-293 245c-146 0 49 0-195 0-98-49-195-98-293-245s-146-244-146-439 48-634 292-63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Moving_head</dc:title>
    <meta:creation-date>2011-02-07T17:07:0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